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8" style:family="paragraph" style:parent-style-name="Standard">
      <style:paragraph-properties fo:margin-left="0.5618in" fo:margin-right="0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5618in" fo:margin-right="0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rcises <text:span text:style-name="T1">29/01/2025</text:span>:</text:p>
      <text:p text:style-name="P7">１．あの店のお菓子は高くないです。一緒に買い物をしませんか。</text:p>
      <text:p text:style-name="P7">２．日本と中国は近いです。日本とアルゼンチンは遠いです。</text:p>
      <text:p text:style-name="P7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1">９．私の友達は小さい店で新しい本を買います。</text:p>
      <text:p text:style-name="P1">１０．私の新聞は友達の小さい鞄の中です。</text:p>
      <text:p text:style-name="P2">１１．この時計は高くないです。買いましょう。</text:p>
      <text:p text:style-name="P2">１２．日本は素晴らしいです。寿司は美味しいです。そして、町はきれいです。</text:p>
      <text:p text:style-name="P2">１３．このデパートのトイレはきれいじゃないです。</text:p>
      <text:p text:style-name="P2">１４．カフェの仕事はどうですか。面白いです。つまらなくないです。</text:p>
      <text:p text:style-name="P9"/>
      <text:p text:style-name="P9">Exercises 30/01/2025:</text:p>
      <text:p text:style-name="P2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9">から<text:span text:style-name="T2">(from) </text:span>まで<text:span text:style-name="T2">(to/until) to describe distances or change in location</text:span></text:p>
      <text:p text:style-name="P10">１．日本からマレーシアは五千キロメートルです。</text:p>
      <text:p text:style-name="P10">２．私は京都から東京まで新幹線で行きます。</text:p>
      <text:p text:style-name="P10">３．駅から学校まで何で行きますか。</text:p>
      <text:p text:style-name="P10">４．アメリカからブラジルまで飛行機で行きます。</text:p>
      <text:p text:style-name="P18">Days of the week, monday to sunday</text:p>
      <text:p text:style-name="P19">月曜日、火曜日、水曜日、木曜日、金曜日、土曜日、日曜日。</text:p>
      <text:p text:style-name="P12">１．私は土曜日にスーパーで買い物します。</text:p>
      <text:p text:style-name="P12">２．火曜日にスポーツをします。</text:p>
      <text:p text:style-name="P12">３．水曜日にケーキを食べます。</text:p>
      <text:p text:style-name="P12">４．木曜日に公園へ行きます。</text:p>
      <text:p text:style-name="P12">５．私は月曜日から金曜日まで仕事をします。</text:p>
      <text:p text:style-name="P12">６．私は土曜日に友達を会います。</text:p>
      <text:p text:style-name="P12">７．日曜日にオートバイに乗ります。</text:p>
      <text:p text:style-name="P12">８．何曜日にテニスをしますか。</text:p>
      <text:p text:style-name="P12">９．水曜日の四時に運動します。</text:p>
      <text:p text:style-name="P12">１０．私は土曜日と日曜日に十一時まで寝ます。</text:p>
      <text:p text:style-name="P12"/>
      <text:p text:style-name="P13">Exercises 31/01/2025:</text:p>
      <text:p text:style-name="P13">１．かぐやひめは八月の月曜日に月へかえります。</text:p>
      <text:p text:style-name="P13">２．木曜日にお金と水をください。</text:p>
      <text:p text:style-name="P13">３．大きいモグラは土の中です。</text:p>
      <text:p text:style-name="P13">４．私は土曜日に月見うどんを食べます。</text:p>
      <text:p text:style-name="P14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4"/>
      <text:p text:style-name="P15">Exercises 01/02/2025:</text:p>
      <text:p text:style-name="P17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5">１．（おはなみ）四月に友達と公園でお花見をします。</text:p>
      <text:p text:style-name="P15">２．（ぼんおどり）八月に祖父と祖母に会います。</text:p>
      <text:p text:style-name="P15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5">４．１月と２月は寒いです。７月と８月は暑いです。</text:p>
      <text:p text:style-name="P15">５．木曜日に映画を見ます。</text:p>
      <text:p text:style-name="P15">６．学校は月曜日から金曜日までです。</text:p>
      <text:p text:style-name="P15">７．駅から学校まで何で行きますか。</text:p>
      <text:p text:style-name="P15">８．ミカさんは午前九時から午後三時まで勉強します。</text:p>
      <text:p text:style-name="P15">９．アメリカからブラジルまで<text:ruby text:style-name="Ru1"><text:ruby-base>飛行機</text:ruby-base><text:ruby-text>ひこうき</text:ruby-text></text:ruby>で行きます。</text:p>
      <text:p text:style-name="P15">１０．私は土曜日と日曜日に十一時まで寝ます。</text:p>
      <text:p text:style-name="P17">Days of the month:　一日（ついたち）、二日（ふつか）、三日（みっか）、四日（よっか）、五日（いつか）</text:p>
      <text:p text:style-name="P16">１１．二月三日は<text:ruby text:style-name="Ru1"><text:ruby-base>節分</text:ruby-base><text:ruby-text>せつぶん</text:ruby-text></text:ruby>です。</text:p>
      <text:p text:style-name="P16">１２．私は二月三日に豆を食べます。</text:p>
      <text:p text:style-name="P16">１３．（ひなまつり）三月三日に家族と寿司を食べます。</text:p>
      <text:p text:style-name="P16">１４．（たんごのせっく）五月五日にこいのぼりを見ます。</text:p>
      <text:p text:style-name="P16"/>
      <text:p text:style-name="P22">Exercises 02/02/2025:</text:p>
      <text:p text:style-name="P24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4">Except for 1 to 10 and 14, 20 and 24 <text:span text:style-name="T3">all the other days you use (にち)</text:span></text:p>
      <text:p text:style-name="P22">１．七月七日に<text:ruby text:style-name="Ru1"><text:ruby-base>願い事</text:ruby-base><text:ruby-text>ねがいこと</text:ruby-text></text:ruby>を書きます。</text:p>
      <text:p text:style-name="P22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15"/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02T18:00:08.765168679</dc:date>
    <meta:editing-duration>PT4H6M47S</meta:editing-duration>
    <meta:editing-cycles>59</meta:editing-cycles>
    <meta:generator>LibreOffice/24.2.7.2$Linux_X86_64 LibreOffice_project/420$Build-2</meta:generator>
    <meta:document-statistic meta:table-count="0" meta:image-count="0" meta:object-count="0" meta:page-count="1" meta:paragraph-count="77" meta:word-count="1681" meta:character-count="1987" meta:non-whitespace-character-count="1935"/>
  </office:meta>
</office:document-meta>
</file>